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ans" svg:font-family="Open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000000" style:font-name="OpenSans" fo:font-size="10.5pt" fo:letter-spacing="normal" fo:font-style="normal" fo:font-weight="normal"/>
    </style:style>
    <style:style style:name="P2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000000" style:font-name="OpenSans" fo:font-size="10.5pt" fo:letter-spacing="normal" fo:font-style="normal" fo:font-weight="normal"/>
    </style:style>
    <style:style style:name="P3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000000" style:font-name="OpenSans" fo:font-size="10.5pt" fo:letter-spacing="normal" fo:font-style="normal" fo:font-weight="normal" officeooo:paragraph-rsid="0038f335"/>
    </style:style>
    <style:style style:name="P4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000000" style:font-name="OpenSans" fo:font-size="10.5pt" fo:letter-spacing="normal" fo:font-style="normal" fo:font-weight="normal" officeooo:paragraph-rsid="003bbdb7"/>
    </style:style>
    <style:style style:name="P5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000000" style:font-name="OpenSans" fo:font-size="10.5pt" fo:letter-spacing="normal" fo:font-style="normal" fo:font-weight="normal" officeooo:rsid="0039c83a" officeooo:paragraph-rsid="0039c83a"/>
    </style:style>
    <style:style style:name="P6" style:family="paragraph" style:parent-style-name="Text_20_body">
      <style:paragraph-properties fo:break-before="page"/>
      <style:text-properties officeooo:rsid="0026169b" officeooo:paragraph-rsid="000e655b"/>
    </style:style>
    <style:style style:name="P7" style:family="paragraph" style:parent-style-name="Standard">
      <style:text-properties officeooo:rsid="0004b80d" officeooo:paragraph-rsid="0001c488"/>
    </style:style>
    <style:style style:name="P8" style:family="paragraph" style:parent-style-name="Standard">
      <style:text-properties officeooo:rsid="0026169b" officeooo:paragraph-rsid="000e655b"/>
    </style:style>
    <style:style style:name="P9" style:family="paragraph" style:parent-style-name="Standard">
      <style:text-properties officeooo:rsid="0026169b" officeooo:paragraph-rsid="00177c27"/>
    </style:style>
    <style:style style:name="P10" style:family="paragraph" style:parent-style-name="Standard">
      <style:text-properties officeooo:rsid="0026169b" officeooo:paragraph-rsid="0018a5b6"/>
    </style:style>
    <style:style style:name="P11" style:family="paragraph" style:parent-style-name="Standard">
      <style:text-properties officeooo:rsid="0026169b" officeooo:paragraph-rsid="0035258b"/>
    </style:style>
    <style:style style:name="P12" style:family="paragraph" style:parent-style-name="Standard">
      <style:text-properties officeooo:rsid="0026169b" officeooo:paragraph-rsid="0043de9b"/>
    </style:style>
    <style:style style:name="P13" style:family="paragraph" style:parent-style-name="Standard">
      <style:text-properties officeooo:paragraph-rsid="001bc50e"/>
    </style:style>
    <style:style style:name="P14" style:family="paragraph" style:parent-style-name="Standard">
      <style:text-properties officeooo:rsid="00264395" officeooo:paragraph-rsid="00264395"/>
    </style:style>
    <style:style style:name="P15" style:family="paragraph" style:parent-style-name="Standard">
      <style:text-properties officeooo:rsid="00373c57" officeooo:paragraph-rsid="00373c57"/>
    </style:style>
    <style:style style:name="P16" style:family="paragraph" style:parent-style-name="Standard">
      <style:paragraph-properties fo:break-before="page"/>
      <style:text-properties officeooo:rsid="0026169b" officeooo:paragraph-rsid="000e655b"/>
    </style:style>
    <style:style style:name="T1" style:family="text">
      <style:text-properties officeooo:rsid="0026169b"/>
    </style:style>
    <style:style style:name="T2" style:family="text">
      <style:text-properties officeooo:rsid="0004b80d"/>
    </style:style>
    <style:style style:name="T3" style:family="text">
      <style:text-properties officeooo:rsid="0027d2a2"/>
    </style:style>
    <style:style style:name="T4" style:family="text">
      <style:text-properties officeooo:rsid="0035258b"/>
    </style:style>
    <style:style style:name="T5" style:family="text">
      <style:text-properties fo:font-variant="normal" fo:text-transform="none" fo:color="#000000" style:font-name="OpenSans" fo:font-size="10.5pt" fo:letter-spacing="normal" fo:font-style="normal" fo:font-weight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<text:span text:style-name="T3">ROP <text:s/>DATABASE</text:span> `ecommerce`;</text:p>
      <text:p text:style-name="P13"/>
      <text:p text:style-name="P13"/>
      <text:p text:style-name="P13">CREATE DATABASE IF NOT EXISTS `ecommerce`;<text:line-break/><text:line-break/><text:span text:style-name="T2"><text:line-break/>USE `ecommerce` ;<text:line-break/><text:line-break/>-- -----------------------------------------------------<text:line-break/>-- Table `ecommerce`.`Produto`<text:line-break/>-- -----------------------------------------------------<text:line-break/>CREATE TABLE IF NOT EXISTS `ecommerce`.`Produto` (<text:line-break/> <text:s/>`idProduto` INT NOT NULL AUTO_INCREMENT,<text:line-break/> <text:s/>`Nome` VARCHAR(45) NOT NULL,<text:line-break/> <text:s/>`Categoria` VARCHAR(45) NOT NULL,<text:line-break/> <text:s/>`Descricao` VARCHAR(45) NULL,<text:line-break/> <text:s/>`Valor` FLOAT NOT NULL,<text:line-break/> <text:s/>PRIMARY KEY (`idProduto`),<text:line-break/> <text:s/>UNIQUE INDEX `Nome_UNIQUE` (`Nome` ASC) VISIBLE);<text:line-break/><text:line-break/><text:line-break/>-- -----------------------------------------------------<text:line-break/>-- Table `ecommerce`.`Cliente`<text:line-break/>-- -----------------------------------------------------<text:line-break/>CREATE TABLE IF NOT EXISTS `ecommerce`.`Cliente` (<text:line-break/> <text:s/>`idCliente` INT NOT NULL AUTO_INCREMENT,<text:line-break/> <text:s/>`Nome` VARCHAR(45) NOT NULL,<text:line-break/> <text:s/>`codCliente` VARCHAR(15) NOT NULL,<text:line-break/> <text:s/>`PessoaFisica` ENUM('F', 'V') NOT NULL DEFAULT 'V' COMMENT 'CPF V CNPJ F',<text:line-break/> <text:s/>`Contato` INT NULL,<text:line-break/> <text:s/>`Email` VARCHAR(45) NOT NULL,<text:line-break/> <text:s/>`Sexo` ENUM('M', 'F') NULL,<text:line-break/> <text:s/>`DataNascimento` DATE NULL,<text:line-break/> <text:s/>PRIMARY KEY (`idCliente`),<text:line-break/> <text:s/>UNIQUE INDEX `codCliente_UNIQUE` (`codCliente` ASC) VISIBLE);<text:line-break/><text:line-break/><text:line-break/>-- -----------------------------------------------------<text:line-break/>-- Table `ecommerce`.`Endereco`<text:line-break/>-- -----------------------------------------------------<text:line-break/>CREATE TABLE IF NOT EXISTS `ecommerce`.`Endereco` (<text:line-break/> <text:s/>`idEndereco` INT NOT NULL AUTO_INCREMENT,<text:line-break/> <text:s/>`CEP` VARCHAR(20) NOT NULL,<text:line-break/> <text:s/>`Endereço` VARCHAR(60) NOT NULL,<text:line-break/> <text:s/>`Numero` VARCHAR(9) NULL,<text:line-break/> <text:s/>`Complemento` VARCHAR(45) NULL,<text:line-break/> <text:s/>`Cliente_idCliente` INT NOT NULL,<text:line-break/> <text:s/>PRIMARY KEY (`idEndereco`, `Cliente_idCliente`),<text:line-break/> <text:s/>INDEX `fk_Endereco_Cliente1_idx` (`Cliente_idCliente` ASC) VISIBLE,<text:line-break/></text:span><text:soft-page-break/><text:span text:style-name="T2"> <text:s/>CONSTRAINT `fk_Endereco_Cliente1`<text:line-break/> <text:s text:c="3"/>FOREIGN KEY (`Cliente_idCliente`)<text:line-break/> <text:s text:c="3"/>REFERENCES `ecommerce`.`Cliente` (`idCliente`)<text:line-break/> <text:s text:c="3"/>ON DELETE NO ACTION<text:line-break/> <text:s text:c="3"/>ON UPDATE NO ACTION);<text:line-break/><text:line-break/><text:line-break/>-- -----------------------------------------------------<text:line-break/>-- Table `ecommerce`.`Fornecedor`<text:line-break/>-- -----------------------------------------------------<text:line-break/>CREATE TABLE IF NOT EXISTS `ecommerce`.`Fornecedor` (<text:line-break/> <text:s/>`idFornecedor` INT NOT NULL AUTO_INCREMENT,<text:line-break/> <text:s/>`CNPJ` VARCHAR(45) NOT NULL,<text:line-break/> <text:s/>`RazaoSocial` VARCHAR(45) NOT NULL,<text:line-break/> <text:s/>PRIMARY KEY (`idFornecedor`),<text:line-break/> <text:s/>UNIQUE INDEX `CNPJ_UNIQUE` (`CNPJ` ASC) VISIBLE);<text:line-break/><text:line-break/><text:line-break/>-- -----------------------------------------------------<text:line-break/>-- Table `ecommerce`.`Estoque`<text:line-break/>-- -----------------------------------------------------<text:line-break/>CREATE TABLE IF NOT EXISTS `ecommerce`.`Estoque` (<text:line-break/> <text:s/>`idEstoque` INT NOT NULL AUTO_INCREMENT,<text:line-break/> <text:s/>`Local` VARCHAR(45) NOT NULL,<text:line-break/> <text:s/>PRIMARY KEY (`idEstoque`),<text:line-break/> <text:s/>UNIQUE INDEX `Local_UNIQUE` (`Local` ASC) VISIBLE);<text:line-break/><text:line-break/><text:line-break/>-- -----------------------------------------------------<text:line-break/>-- Table `ecommerce`.`Frete`<text:line-break/>-- -----------------------------------------------------<text:line-break/>CREATE TABLE IF NOT EXISTS `ecommerce`.`Frete` (<text:line-break/> <text:s/>`idFrete` INT NOT NULL AUTO_INCREMENT,<text:line-break/> <text:s/>`Valor` FLOAT NOT NULL,<text:line-break/> <text:s/>`Tipo` VARCHAR(45) NULL,<text:line-break/> <text:s/>`Endereco_idEndereco` INT NOT NULL,<text:line-break/> <text:s/>PRIMARY KEY (`idFrete`, `Endereco_idEndereco`),<text:line-break/> <text:s/>INDEX `fk_Frete_Endereco1_idx` (`Endereco_idEndereco` ASC) VISIBLE,<text:line-break/> <text:s/>CONSTRAINT `fk_Frete_Endereco1`<text:line-break/> <text:s text:c="3"/>FOREIGN KEY (`Endereco_idEndereco`)<text:line-break/> <text:s text:c="3"/>REFERENCES `ecommerce`.`Endereco` (`idEndereco`)<text:line-break/> <text:s text:c="3"/>ON DELETE NO ACTION<text:line-break/> <text:s text:c="3"/>ON UPDATE NO ACTION);<text:line-break/><text:line-break/><text:line-break/>-- -----------------------------------------------------<text:line-break/>-- Table `ecommerce`.`Terceiro`<text:line-break/>-- -----------------------------------------------------<text:line-break/>CREATE TABLE IF NOT EXISTS `ecommerce`.`Terceiro` (<text:line-break/></text:span><text:soft-page-break/><text:span text:style-name="T2"> <text:s/>`idTerceiro` INT NOT NULL AUTO_INCREMENT,<text:line-break/> <text:s/>`RazaoSocial` VARCHAR(45) NULL,<text:line-break/> <text:s/>`CPF` VARCHAR(45) NOT NULL,<text:line-break/> <text:s/>PRIMARY KEY (`idTerceiro`),<text:line-break/> <text:s/>UNIQUE INDEX `CPF_UNIQUE` (`CPF` ASC) VISIBLE);<text:line-break/><text:line-break/><text:line-break/>-- -----------------------------------------------------<text:line-break/>-- Table `ecommerce`.`ProdutoemEstoque`<text:line-break/>-- -----------------------------------------------------<text:line-break/>CREATE TABLE IF NOT EXISTS `ecommerce`.`ProdutoemEstoque` (<text:line-break/> <text:s/>`Produto_idProduto` INT NOT NULL,<text:line-break/> <text:s/>`Estoque_idEstoque` INT NOT NULL,<text:line-break/> <text:s/>`Quantidade` INT NOT NULL,<text:line-break/> <text:s/>PRIMARY KEY (`Produto_idProduto`, `Estoque_idEstoque`),<text:line-break/> <text:s/>INDEX `fk_Produto_has_Estoque_Estoque1_idx` (`Estoque_idEstoque` ASC) VISIBLE,<text:line-break/> <text:s/>INDEX `fk_Produto_has_Estoque_Produto1_idx` (`Produto_idProduto` ASC) VISIBLE,<text:line-break/> <text:s/>CONSTRAINT `fk_Produto_has_Estoque_Produto1`<text:line-break/> <text:s text:c="3"/>FOREIGN KEY (`Produto_idProduto`)<text:line-break/> <text:s text:c="3"/>REFERENCES `ecommerce`.`Produto` (`idProduto`)<text:line-break/> <text:s text:c="3"/>ON DELETE NO ACTION<text:line-break/> <text:s text:c="3"/>ON UPDATE NO ACTION,<text:line-break/> <text:s/>CONSTRAINT `fk_Produto_has_Estoque_Estoque1`<text:line-break/> <text:s text:c="3"/>FOREIGN KEY (`Estoque_idEstoque`)<text:line-break/> <text:s text:c="3"/>REFERENCES `ecommerce`.`Estoque` (`idEstoque`)<text:line-break/> <text:s text:c="3"/>ON DELETE NO ACTION<text:line-break/> <text:s text:c="3"/>ON UPDATE NO ACTION);<text:line-break/><text:line-break/><text:line-break/>-- -----------------------------------------------------<text:line-break/>-- Table `ecommerce`.`DisponibilidadeProdutoFornecedor`<text:line-break/>-- -----------------------------------------------------<text:line-break/>CREATE TABLE IF NOT EXISTS `ecommerce`.`DisponibilidadeProdutoFornecedor` (<text:line-break/> <text:s/>`Produto_idProduto` INT NOT NULL,<text:line-break/> <text:s/>`Fornecedor_idFornecedor` INT NOT NULL,<text:line-break/> <text:s/>`Quantidade` INT NOT NULL,<text:line-break/> <text:s/>PRIMARY KEY (`Produto_idProduto`, `Fornecedor_idFornecedor`),<text:line-break/> <text:s/>INDEX `fk_Produto_has_Fornecedor_Fornecedor1_idx` (`Fornecedor_idFornecedor` ASC) VISIBLE,<text:line-break/> <text:s/>INDEX `fk_Produto_has_Fornecedor_Produto1_idx` (`Produto_idProduto` ASC) VISIBLE,<text:line-break/> <text:s/>CONSTRAINT `fk_Produto_has_Fornecedor_Produto1`<text:line-break/> <text:s text:c="3"/>FOREIGN KEY (`Produto_idProduto`)<text:line-break/> <text:s text:c="3"/>REFERENCES `ecommerce`.`Produto` (`idProduto`)<text:line-break/> <text:s text:c="3"/>ON DELETE NO ACTION<text:line-break/> <text:s text:c="3"/>ON UPDATE NO ACTION,<text:line-break/> <text:s/>CONSTRAINT `fk_Produto_has_Fornecedor_Fornecedor1`<text:line-break/> <text:s text:c="3"/>FOREIGN KEY (`Fornecedor_idFornecedor`)<text:line-break/> <text:s text:c="3"/>REFERENCES `ecommerce`.`Fornecedor` (`idFornecedor`)<text:line-break/> <text:s text:c="3"/>ON DELETE NO ACTION<text:line-break/></text:span><text:soft-page-break/><text:span text:style-name="T2"> <text:s text:c="3"/>ON UPDATE NO ACTION);<text:line-break/><text:line-break/><text:line-break/>-- -----------------------------------------------------<text:line-break/>-- Table `ecommerce`.`Pedido`<text:line-break/>-- -----------------------------------------------------<text:line-break/>CREATE TABLE IF NOT EXISTS `ecommerce`.`Pedido` (<text:line-break/> <text:s/>`idPedido` INT NOT NULL AUTO_INCREMENT,<text:line-break/> <text:s/>`codPedido` VARCHAR(45) NOT NULL,<text:line-break/> <text:s/>`StatusPedido` ENUM('Aberto', 'Validando', 'Processando', 'Enviado') NOT NULL,<text:line-break/> <text:s/>`DataPeido` DATE NOT NULL,<text:line-break/> <text:s/>`Descricao` VARCHAR(45) NULL,<text:line-break/> <text:s/>`Cliente_idCliente` INT NOT NULL,<text:line-break/> <text:s/>PRIMARY KEY (`idPedido`, `Cliente_idCliente`),<text:line-break/> <text:s/>UNIQUE INDEX `codPedido_UNIQUE` (`codPedido` ASC) VISIBLE,<text:line-break/> <text:s/>INDEX `fk_Pedido_Cliente1_idx` (`Cliente_idCliente` ASC) VISIBLE,<text:line-break/> <text:s/>CONSTRAINT `fk_Pedido_Cliente1`<text:line-break/> <text:s text:c="3"/>FOREIGN KEY (`Cliente_idCliente`)<text:line-break/> <text:s text:c="3"/>REFERENCES `ecommerce`.`Cliente` (`idCliente`)<text:line-break/> <text:s text:c="3"/>ON DELETE NO ACTION<text:line-break/> <text:s text:c="3"/>ON UPDATE NO ACTION);<text:line-break/><text:line-break/><text:line-break/>-- -----------------------------------------------------<text:line-break/>-- Table `ecommerce`.`RelacaoProdutoPedido`<text:line-break/>-- -----------------------------------------------------<text:line-break/>CREATE TABLE IF NOT EXISTS `ecommerce`.`RelacaoProdutoPedido` (<text:line-break/> <text:s/>`Pedido_idPedido` INT NOT NULL,<text:line-break/> <text:s/>`Produto_idProduto` INT NOT NULL,<text:line-break/> <text:s/>`Quantidade` VARCHAR(45) NOT NULL,<text:line-break/> <text:s/>PRIMARY KEY (`Pedido_idPedido`, `Produto_idProduto`),<text:line-break/> <text:s/>INDEX `fk_Pedido_has_Produto_Produto1_idx` (`Produto_idProduto` ASC) VISIBLE,<text:line-break/> <text:s/>INDEX `fk_Pedido_has_Produto_Pedido1_idx` (`Pedido_idPedido` ASC) VISIBLE,<text:line-break/> <text:s/>CONSTRAINT `fk_Pedido_has_Produto_Pedido1`<text:line-break/> <text:s text:c="3"/>FOREIGN KEY (`Pedido_idPedido`)<text:line-break/> <text:s text:c="3"/>REFERENCES `ecommerce`.`Pedido` (`idPedido`)<text:line-break/> <text:s text:c="3"/>ON DELETE NO ACTION<text:line-break/> <text:s text:c="3"/>ON UPDATE NO ACTION,<text:line-break/> <text:s/>CONSTRAINT `fk_Pedido_has_Produto_Produto1`<text:line-break/> <text:s text:c="3"/>FOREIGN KEY (`Produto_idProduto`)<text:line-break/> <text:s text:c="3"/>REFERENCES `ecommerce`.`Produto` (`idProduto`)<text:line-break/> <text:s text:c="3"/>ON DELETE NO ACTION<text:line-break/> <text:s text:c="3"/>ON UPDATE NO ACTION);<text:line-break/><text:line-break/><text:line-break/>-- -----------------------------------------------------<text:line-break/>-- Table `ecommerce`.`DisponibilidadeProdutoTerceiro`<text:line-break/>-- -----------------------------------------------------<text:line-break/>CREATE TABLE IF NOT EXISTS `ecommerce`.`DisponibilidadeProdutoTerceiro` (<text:line-break/></text:span><text:soft-page-break/><text:span text:style-name="T2"> <text:s/>`Terceiro_idTerceiro` INT NOT NULL,<text:line-break/> <text:s/>`Produto_idProduto` INT NOT NULL,<text:line-break/> <text:s/>`Quantidade` INT NOT NULL,<text:line-break/> <text:s/>PRIMARY KEY (`Terceiro_idTerceiro`, `Produto_idProduto`),<text:line-break/> <text:s/>INDEX `fk_Terceiro_has_Produto_Produto1_idx` (`Produto_idProduto` ASC) VISIBLE,<text:line-break/> <text:s/>INDEX `fk_Terceiro_has_Produto_Terceiro1_idx` (`Terceiro_idTerceiro` ASC) VISIBLE,<text:line-break/> <text:s/>CONSTRAINT `fk_Terceiro_has_Produto_Terceiro1`<text:line-break/> <text:s text:c="3"/>FOREIGN KEY (`Terceiro_idTerceiro`)<text:line-break/> <text:s text:c="3"/>REFERENCES `ecommerce`.`Terceiro` (`idTerceiro`)<text:line-break/> <text:s text:c="3"/>ON DELETE NO ACTION<text:line-break/> <text:s text:c="3"/>ON UPDATE NO ACTION,<text:line-break/> <text:s/>CONSTRAINT `fk_Terceiro_has_Produto_Produto1`<text:line-break/> <text:s text:c="3"/>FOREIGN KEY (`Produto_idProduto`)<text:line-break/> <text:s text:c="3"/>REFERENCES `ecommerce`.`Produto` (`idProduto`)<text:line-break/> <text:s text:c="3"/>ON DELETE NO ACTION<text:line-break/> <text:s text:c="3"/>ON UPDATE NO ACTION);<text:line-break/><text:line-break/><text:line-break/>-- -----------------------------------------------------<text:line-break/>-- Table `ecommerce`.`TipoPagamento`<text:line-break/>-- -----------------------------------------------------<text:line-break/>CREATE TABLE IF NOT EXISTS `ecommerce`.`TipoPagamento` (<text:line-break/> <text:s/>`idTipoPagamento` INT NOT NULL AUTO_INCREMENT,<text:line-break/> <text:s/>`TipoPagamentocol` VARCHAR(45) NOT NULL,<text:line-break/> <text:s/>PRIMARY KEY (`idTipoPagamento`),<text:line-break/> <text:s/>UNIQUE INDEX `TipoPagamentocol_UNIQUE` (`TipoPagamentocol` ASC) VISIBLE);<text:line-break/><text:line-break/><text:line-break/>-- -----------------------------------------------------<text:line-break/>-- Table `ecommerce`.`Pagamento`<text:line-break/>-- -----------------------------------------------------<text:line-break/>CREATE TABLE IF NOT EXISTS `ecommerce`.`Pagamento` (<text:line-break/> <text:s/>`idPagemento` INT NOT NULL AUTO_INCREMENT,<text:line-break/> <text:s/>`Valor` FLOAT NOT NULL,<text:line-break/> <text:s/>`DataPagamento` DATE NOT NULL,<text:line-break/> <text:s/>`TipoPagamento_idTipoPagamento` INT NOT NULL,<text:line-break/> <text:s/>`Pedido_idPedido` INT NOT NULL,<text:line-break/> <text:s/>`Frete_idFrete` INT NOT NULL,<text:line-break/> <text:s/>`Frete_Endereco_idEndereco`</text:span></text:p>
      <text:p text:style-name="P7"><text:s/>INT NOT NULL,<text:line-break/> <text:s/>PRIMARY KEY (`idPagemento`, `TipoPagamento_idTipoPagamento`, `Pedido_idPedido`, `Frete_idFrete`, `Frete_Endereco_idEndereco`),<text:line-break/> <text:s/>INDEX `fk_Pagamento_TipoPagamento1_idx` (`TipoPagamento_idTipoPagamento` ASC) VISIBLE,<text:line-break/> <text:s/>INDEX `fk_Pagamento_Pedido1_idx` (`Pedido_idPedido` ASC) VISIBLE,<text:line-break/> <text:s/>INDEX `fk_Pagamento_Frete1_idx` (`Frete_idFrete` ASC, `Frete_Endereco_idEndereco` ASC) VISIBLE,<text:line-break/> <text:s/>CONSTRAINT `fk_Pagamento_TipoPagamento1`<text:line-break/> <text:s text:c="3"/>FOREIGN KEY (`TipoPagamento_idTipoPagamento`)<text:line-break/> <text:s text:c="3"/>REFERENCES `ecommerce`.`TipoPagamento` (`idTipoPagamento`)<text:line-break/><text:soft-page-break/> <text:s text:c="3"/>ON DELETE NO ACTION<text:line-break/> <text:s text:c="3"/>ON UPDATE NO ACTION,<text:line-break/> <text:s/>CONSTRAINT `fk_Pagamento_Pedido1`<text:line-break/> <text:s text:c="3"/>FOREIGN KEY (`Pedido_idPedido`)<text:line-break/> <text:s text:c="3"/>REFERENCES `ecommerce`.`Pedido` (`idPedido`)<text:line-break/> <text:s text:c="3"/>ON DELETE NO ACTION<text:line-break/> <text:s text:c="3"/>ON UPDATE NO ACTION,<text:line-break/> <text:s/>CONSTRAINT `fk_Pagamento_Frete1`<text:line-break/> <text:s text:c="3"/>FOREIGN KEY (`Frete_idFrete` , `Frete_Endereco_idEndereco`)<text:line-break/> <text:s text:c="3"/>REFERENCES `ecommerce`.`Frete` (`idFrete` , `Endereco_idEndereco`)<text:line-break/> <text:s text:c="3"/>ON DELETE NO ACTION<text:line-break/> <text:s text:c="3"/>ON UPDATE NO ACTION);<text:line-break/><text:line-break/><text:line-break/>-- -----------------------------------------------------<text:line-break/>-- Table `ecommerce`.`Rastreio`<text:line-break/>-- -----------------------------------------------------<text:line-break/>CREATE TABLE IF NOT EXISTS `ecommerce`.`Rastreio` (<text:line-break/> <text:s/>`idRastreio` INT NOT NULL AUTO_INCREMENT,<text:line-break/> <text:s/>`codRastreio` VARCHAR(45) NOT NULL,<text:line-break/> <text:s/>`Frete_idFrete` INT NOT NULL,<text:line-break/> <text:s/>PRIMARY KEY (`idRastreio`, `Frete_idFrete`),<text:line-break/> <text:s/>INDEX `fk_Rastreio_Frete1_idx` (`Frete_idFrete` ASC) VISIBLE,<text:line-break/> <text:s/>UNIQUE INDEX `codRastreio_UNIQUE` (`codRastreio` ASC) VISIBLE,<text:line-break/> <text:s/>CONSTRAINT `fk_Rastreio_Frete1`<text:line-break/> <text:s text:c="3"/>FOREIGN KEY (`Frete_idFrete`)<text:line-break/> <text:s text:c="3"/>REFERENCES `ecommerce`.`Frete` (`idFrete`)<text:line-break/> <text:s text:c="3"/>ON DELETE NO ACTION<text:line-break/> <text:s text:c="3"/>ON UPDATE NO ACTION);<text:line-break/><text:line-break/><text:line-break/>-- -----------------------------------------------------<text:line-break/>-- Table `ecommerce`.`NFe`<text:line-break/>-- -----------------------------------------------------<text:line-break/>CREATE TABLE IF NOT EXISTS `ecommerce`.`NFe` (<text:line-break/> <text:s/>`idNTF` INT NOT NULL AUTO_INCREMENT,<text:line-break/> <text:s/>`codNTF` VARCHAR(44) NOT NULL,<text:line-break/> <text:s/>`Pagamento_idPagemento` INT NOT NULL,<text:line-break/> <text:s/>PRIMARY KEY (`idNTF`, `Pagamento_idPagemento`),<text:line-break/> <text:s/>INDEX `fk_NF-e_Pagamento1_idx` (`Pagamento_idPagemento` ASC) VISIBLE,<text:line-break/> <text:s/>UNIQUE INDEX `codNTF_UNIQUE` (`codNTF` ASC) VISIBLE,<text:line-break/> <text:s/>CONSTRAINT `fk_NF-e_Pagamento1`<text:line-break/> <text:s text:c="3"/>FOREIGN KEY (`Pagamento_idPagemento`)<text:line-break/> <text:s text:c="3"/>REFERENCES `ecommerce`.`Pagamento` (`idPagemento`)<text:line-break/> <text:s text:c="3"/>ON DELETE NO ACTION<text:line-break/> <text:s text:c="3"/>ON UPDATE NO ACTION);<text:line-break/><text:line-break/><text:span text:style-name="T1">INSERT INTO ecommerce.Cliente ( <text:s/>Nome , <text:s/>codCliente , <text:s/>PessoaFisica , <text:s/>Contato , Email , Sexo, <text:s/>DataNascimento) VALUES<text:line-break/></text:span><text:soft-page-break/><text:span text:style-name="T1"><text:tab/><text:tab/><text:tab/><text:tab/><text:tab/>( 'Raphael', 001 , 'V' , 699859693 , 'raphaelbola@gmail.com' , 'M' , <text:s/>'1990-01-01' ),<text:line-break/> <text:s text:c="19"/>( 'Clara', 002 , 'V' , 222222222 ,'claramaria@gmail.com' , 'F' , '1990-01-01' ),<text:line-break/> <text:s text:c="19"/>( 'Daniel', 003 , 'V' , 333333333 ,'danidani@gmail.com' , 'M' , '2002-07-02' ),<text:line-break/> <text:s text:c="19"/>( 'Dany', 004 , 'V' , 444444444 ,'danyely@gmail.com' , 'F' , '1996-01-03' ),<text:line-break/> <text:s text:c="19"/>( 'Maria', 005 , 'V' , 555555555 ,'Mariaflor@gmail.com' , 'F' , '1991-01-04' ),<text:line-break/> <text:s text:c="19"/>( 'Thiago', 006 , 'V' , 666666666 ,'thiaguinho@gmail.com' , 'M' , '1980-05-05' ),<text:line-break/> <text:s text:c="19"/>( 'Giovana', 007 , 'V' , 777777777 ,'gigi@gmail.com' , 'F' , '1998-08-07' ),<text:line-break/> <text:s text:c="19"/>( 'Carla', 008 , 'V' , 888888888 ,'carlita@gmail.com' , 'F' , '1950-12-06' ),<text:line-break/> <text:s text:c="19"/>( 'Thais', 009 , 'V' , 999999999 ,'thaisnunes@gmail.com' , 'F' , '1999-11-12' ),<text:line-break/> <text:s text:c="19"/>( 'Oliver', 010 , 'V' , 121212121 ,'olivergueen@gmail.com' , 'M' , '2001-01-11' ),<text:line-break/> <text:s text:c="19"/>( 'Michel', 011 , 'V' , 131313131 ,'mjackson@gmail.com' , 'F' , '1978-10-10' ),<text:line-break/> <text:s text:c="19"/>( 'Danusa', 012 , 'V' , 141414141 ,'danuliva@gmail.com' , 'M' , '1985-03-08' ),<text:line-break/> <text:s text:c="19"/>( 'Judite', 013 , 'F' , 988889898 ,'juditinha@gmail.com' , 'F' , '2015-02-09' );<text:line-break/> <text:s text:c="19"/></text:span></text:p>
      <text:p text:style-name="P8"/>
      <text:p text:style-name="P8"/>
      <text:p text:style-name="P8"/>
      <text:p text:style-name="P8">INSERT INTO <text:s/>ecommerce.TipoPagamento ( TipoPagamentocol ) VALUES <text:line-break/> <text:s text:c="19"/>( 'Pix' ), <text:s text:c="9"/><text:line-break/> <text:s text:c="19"/>( 'Cartao DEBITO' ),<text:line-break/> <text:s text:c="19"/>( 'Cartao CREDITO' ),<text:line-break/> <text:s text:c="19"/>( 'Boleto' );</text:p>
      <text:p text:style-name="P8"/>
      <text:p text:style-name="P8"/>
      <text:p text:style-name="P8">INSERT INTO ecommerce.endereco ( CEP, Endereço, Numero, Complemento, Cliente_idCliente) VALUES <text:line-break/><text:tab/>(79335117, 'Araguaína São Cristóvão' , 6438 , 'Amazonas' , 1),<text:line-break/><text:tab/>(93927004, 'Jaraguá do Sul Bela Vista' , 4513 <text:s/>, 'Santa Catarina', 2),<text:line-break/><text:tab/>(69965797, 'Imperatriz Industrial Galeria 5' , 185 <text:s/>, 'Maranhão', 3),<text:line-break/><text:tab/>(98053057, 'Sorocaba Boa Vista Sobreloja 9' , 8561 <text:s/>, 'São Paulo',4),<text:line-break/><text:tab/>(72980097, 'Valinhos Vila Nova Sobreloja 4' , 3204 <text:s/>, 'São Paulo',5),<text:line-break/><text:tab/>(86257262, 'Parauapebas Planalto Quadra 6' , 5295 <text:s/>, 'Pará',6),<text:line-break/><text:tab/>(78240332, 'Rondonópolis São Cristóvão Sobreloja 3' , 1911 , 'Mato Grosso',7),<text:line-break/><text:tab/>(24968014, 'Teresina Planalto Aeroporto 2' , 9941 , 'Piauí',8),<text:line-break/><text:tab/>(78792413, 'Brasília Planalto Sala 7' , 413 <text:s/>, 'Distrito Federal',9),<text:line-break/><text:tab/>(46455726, 'Boa Vista São Francisco Andar 6' , 9213 <text:s/>, 'Roraima',10),<text:line-break/><text:tab/>(78792413, 'Brasília Planalto Sala 7' , 413 <text:s/>, 'Distrito Federal',11),<text:line-break/><text:tab/>(98053057, 'Sorocaba Boa Vista Sobreloja 9' , 8561 <text:s/>, 'São Paulo',12),<text:line-break/><text:tab/>(79335117, 'Araguaína São Cristóvão' , 6438 , 'Amazonas' , 13);</text:p>
      <text:p text:style-name="P8"/>
      <text:p text:style-name="P8"/>
      <text:p text:style-name="P8">INSERT INTO ecommerce.estoque (Local) VALUES <text:line-break/><text:tab/>('Estoque 01'),<text:line-break/> <text:s/><text:tab/> <text:s/>('Estoque 02'),<text:line-break/> <text:s/><text:tab/> <text:s/>('Estoque 03');</text:p>
      <text:p text:style-name="P8"/>
      <text:p text:style-name="P8">INSERT INTO ecommerce.Terceiro ( RazaoSocial, <text:s/>CPF) VALUES<text:line-break/><text:tab/>('Fazendeiro','141414141'); </text:p>
      <text:p text:style-name="P8"><text:soft-page-break/></text:p>
      <text:p text:style-name="P8">INSERT INTO ecommerce.Fornecedor ( RazaoSocial, <text:s/>CNPJ) VALUES<text:line-break/><text:tab/>('PACCO LTDA','89006185000155'),<text:line-break/> <text:s text:c="3"/>('Fruit LTDA','28349509000163'),<text:line-break/> <text:s text:c="3"/>('Samsung LTDA','63133008000146'),<text:line-break/> <text:s text:c="3"/>('Android LTDA','79411528000103');</text:p>
      <text:p text:style-name="P8"/>
      <text:p text:style-name="P8"/>
      <text:p text:style-name="P9">INSERT INTO ecommerce.produto (Nome, Categoria, Descricao, Valor) VALUES <text:line-break/><text:tab/>( 'Samung X 64gb', 'Smartphone' , 'Celular 64g' , 5000),<text:line-break/><text:tab/>( 'Samung X 128gb', 'Smartphone' , 'Celular 128g' , 9000),<text:line-break/><text:tab/>( 'Android FL3 64gb', 'Smartphone' , 'Celular 64g' , 3000),<text:line-break/> <text:s text:c="3"/>( 'Android FL5 128gb', 'Smartphone' , 'Celular 128g' , 6000),<text:line-break/> <text:s text:c="3"/>( 'Banana', 'Fruta' , 'FRUTA - Banana cacho' , 5),<text:line-break/> <text:s text:c="3"/>( 'Laranja', 'Fruta' , 'FRUTA - Laranja 12 UN' , 8),<text:line-break/> <text:s text:c="3"/>( 'Manga', 'Fruta' , 'FRUTA - Manga UN' , 1),<text:line-break/> <text:s text:c="3"/>( 'Pneu', 'Acessorio Carro' , 'Acessorio - UN' , 120),<text:line-break/><text:tab/>( 'WD40', 'Acessorio Carro' , 'Acessorio - UN 120g AEROZOL' , 15);</text:p>
      <text:p text:style-name="P8"/>
      <text:p text:style-name="P8"/>
      <text:p text:style-name="P10">INSERT INTO ecommerce.produtoemestoque (Produto_idProduto, Estoque_idEstoque, Quantidade) VALUES <text:line-break/><text:tab/>( 1, 1 , 50),<text:line-break/><text:tab/>( 2, 1 , 5),<text:line-break/><text:tab/>( 3, 1 , 20),<text:line-break/> <text:s text:c="3"/>( 4, 1 , 40),<text:line-break/> <text:s text:c="3"/>( 5, 2 , 500),<text:line-break/> <text:s text:c="3"/>( 6, 2 , 200),<text:line-break/> <text:s text:c="3"/>( 7, 2 , 2000),<text:line-break/> <text:s text:c="3"/>( 8, 3 , 300),<text:line-break/><text:tab/>( 9, 3 , 1000);</text:p>
      <text:p text:style-name="P8"/>
      <text:p text:style-name="P8"/>
      <text:p text:style-name="P8">INSERT INTO ecommerce.disponibilidadeprodutofornecedor(Produto_idProduto, Fornecedor_idFornecedor, Quantidade) VALUES <text:line-break/><text:tab/>( 1 , 3 , 100),<text:line-break/><text:tab/>( 2 , 3 , 30),<text:line-break/><text:tab/>( 3 , 4 , 50),<text:line-break/> <text:s text:c="3"/>( 4 , 4 , 80),<text:line-break/> <text:s text:c="3"/>( 5 , 2 , 100),<text:line-break/> <text:s text:c="3"/>( 6 , 2 , 500),<text:line-break/> <text:s text:c="3"/>( 7 , 2 , 500),<text:line-break/> <text:s text:c="3"/>( 8 , 1 , 100),<text:line-break/><text:tab/>( 9 , 1 , 300);</text:p>
      <text:p text:style-name="P8"/>
      <text:p text:style-name="P8"/>
      <text:p text:style-name="P8">INSERT INTO ecommerce.disponibilidadeprodutoterceiro(Terceiro_idTerceiro, Produto_idProduto, Quantidade) VALUES <text:line-break/><text:tab/>( 1 , 5 , 50),<text:line-break/><text:soft-page-break/><text:tab/>( 1 , 6 , 10),<text:line-break/><text:tab/>( 1 , 7 , 30);<text:line-break/></text:p>
      <text:p text:style-name="P8"/>
      <text:p text:style-name="P8">INSERT INTO ecommerce.pedido(codPedido, StatusPedido, DataPeido, Descricao, Cliente_idCliente) VALUES <text:line-break/><text:tab/>( 1535435435141 , 'Enviado' , '2021-01-22' , 'Pedido realizado', 1 ),<text:line-break/><text:tab/>( 1535435251256 , 'Enviado' , '2021-02-19' , 'Pedido realizado', 2 ),<text:line-break/><text:tab/>( 1765845674313 , 'Enviado' , '2021-03-21' , 'Pedido realizado', 3 ),<text:line-break/> <text:s text:c="3"/>( 1765866236671 , 'Enviado' , '2021-04-04' , 'Pedido realizado', 4 ),<text:line-break/> <text:s text:c="3"/>( 1765846462461 , 'Enviado' , '2021-05-07' , 'Pedido realizado', 5 ),<text:line-break/> <text:s text:c="3"/>( 1725365643643 , 'Enviado' , '2021-06-10' , 'Pedido realizado', 6 ),<text:line-break/> <text:s text:c="3"/>( 1765532266571 , 'Enviado' , '2021-07-11' , 'Pedido realizado', 7 ),<text:line-break/> <text:s text:c="3"/>( 1765653624641 , 'Enviado' , '2021-08-20' , 'Pedido realizado', 8 ),<text:line-break/> <text:s text:c="3"/>( 1735353251122 , 'Enviado' , '2021-06-06' , 'Pedido realizado', 9 ),<text:line-break/> <text:s text:c="3"/>( 1765556662212 , 'Enviado' , '2021-05-06' , 'Pedido realizado', 10 ),<text:line-break/> <text:s text:c="3"/>( 1766565487650 , 'Enviado' , '2021-09-16' , 'Pedido realizado', 11 ),<text:line-break/> <text:s text:c="3"/>( 1765905676755 , 'Enviado' , '2021-05-02' , 'Pedido realizado', 12 ),<text:line-break/> <text:s text:c="3"/>( 1762522255677 , 'Enviado' , '2021-01-04' , 'Pedido realizado', 13 ),<text:line-break/> <text:s text:c="3"/>( 1535435213641 , 'Processando', '2021-05-22' , 'Pedido realizado', 1 ),<text:line-break/> <text:s text:c="3"/>( 1535435412521 , ‘Aberto' , '2021-11-22' , 'Pedido realizado', 1 );</text:p>
      <text:p text:style-name="P8"/>
      <text:p text:style-name="P8"/>
      <text:p text:style-name="P8"/>
      <text:p text:style-name="P8">INSERT INTO ecommerce.RelacaoProdutoPedido(Pedido_idPedido, Produto_idProduto, Quantidade) VALUES <text:line-break/><text:tab/>( 1 , 1 , 1 ),<text:line-break/> <text:s text:c="3"/>( 2 , 3 , 2 ),<text:line-break/> <text:s text:c="3"/>( 3 , 4 , 2 ),<text:line-break/> <text:s text:c="3"/>( 4 , 2 , 1 ),<text:line-break/> <text:s text:c="3"/>( 5 , 5 , 2 ),<text:line-break/> <text:s text:c="3"/>( 5 , 6 , 1 ),<text:line-break/> <text:s text:c="3"/>( 5 , 7 , 5 ),<text:line-break/> <text:s text:c="3"/>( 6 , 5 , 1 ),<text:line-break/> <text:s text:c="3"/>( 6 , 6 , 3 ),<text:line-break/> <text:s text:c="3"/>( 7 , 7 , 1 ),<text:line-break/> <text:s text:c="3"/>( 8 , 6 , 10 ),<text:line-break/> <text:s text:c="3"/>( 9 , 8 , 1 ),<text:line-break/> <text:s text:c="3"/>( 10 , 9 , 10 ),<text:line-break/> <text:s text:c="3"/>( 11 , 8 , 4 ),<text:line-break/> <text:s text:c="3"/>( 12 , 2 , 1 ),<text:line-break/> <text:s text:c="3"/>( 12 , 9 , 2 ),<text:line-break/> <text:s text:c="3"/>( 13 , 5 , 1 ),<text:line-break/> <text:s text:c="3"/>( 14 , 7 , 39 ),<text:line-break/> <text:s text:c="3"/>( 15 , 4 , 5 );</text:p>
      <text:p text:style-name="P8"/>
      <text:p text:style-name="P8">INSERT INTO ecommerce.Frete(Valor, Tipo, Endereco_idEndereco) VALUES <text:line-break/><text:tab/>( 0 , 'Gratis' , 1 ),<text:line-break/> <text:s text:c="3"/>( 10 ,'Sedex' , 2 ),<text:line-break/><text:soft-page-break/> <text:s text:c="3"/>( 20 , 'Sedex 10' , 3 ),<text:line-break/> <text:s text:c="3"/>( 0 , 'Gratis', 4 ),<text:line-break/> <text:s text:c="3"/>( 10 ,'Sedex' , 5 ),<text:line-break/> <text:s text:c="3"/>( 10 ,'Sedex' , 6 ),<text:line-break/> <text:s text:c="3"/>( 10 ,'Sedex' , 7 ),<text:line-break/> <text:s text:c="3"/>( 0 , 'Gratis' , 8 ),<text:line-break/> <text:s text:c="3"/>( 0 , 'Gratis', 9 ),<text:line-break/> <text:s text:c="3"/>( 0 , 'Gratis', 10 ),<text:line-break/> <text:s text:c="3"/>( 20 , 'Sedex 10' , 11 ),<text:line-break/> <text:s text:c="3"/>( 20 , 'Sedex 10', 12 ),<text:line-break/> <text:s text:c="3"/>( 20 , 'Sedex 10' , 13 );</text:p>
      <text:p text:style-name="P11">( 0 , 'Gratis', <text:span text:style-name="T4">1</text:span>);</text:p>
      <text:p text:style-name="P8"/>
      <text:p text:style-name="P12">INSERT INTO ecommerce.rastreio(codRastreio, Frete_idFrete) VALUES <text:line-break/><text:tab/>('353513131545315' , 1 ),<text:line-break/> <text:s text:c="3"/>('try5436354g5453' , 2 ),<text:line-break/> <text:s text:c="3"/>('24326437645g543' , 3 ),<text:line-break/> <text:s text:c="3"/>('43545346y54g645' , 4 ),<text:line-break/> <text:s text:c="3"/>('543543g54g654u2' , 5 ),<text:line-break/> <text:s text:c="3"/>('3t54t643g5g2435' , 6 ),<text:line-break/> <text:s text:c="3"/>('43254353y24g442' , 7 ),<text:line-break/> <text:s text:c="3"/>('43534g5ggfdg54g' , 8 ),<text:line-break/> <text:s text:c="3"/>('4kj6bj42bkj1b13' , 9 ),<text:line-break/> <text:s text:c="3"/>('4j946h02n40429j' , 10 ),<text:line-break/> <text:s text:c="3"/>('0z0c0k53j02nn11' , 11 ),<text:line-break/> <text:s text:c="3"/>('23j9jgv5n4n2n12' , 12 ),<text:line-break/> <text:s text:c="3"/>('100vc8v93i1n32z' , 13 );</text:p>
      <text:p text:style-name="P12"/>
      <text:p text:style-name="P12"/>
      <text:p text:style-name="P12"><text:line-break/>INSERT INTO ecommerce.pagamento(Valor, DataPagamento, TipoPagamento_idTipoPagamento, Pedido_idPedido, Frete_idFrete, Frete_Endereco_idEndereco) VALUES <text:line-break/><text:tab/><text:tab/><text:tab/><text:tab/><text:tab/><text:tab/><text:tab/><text:tab/>( 5000 , '2021-01-22' , 1 , 1, 1, 1),<text:line-break/><text:tab/><text:tab/><text:tab/><text:tab/><text:tab/><text:tab/><text:tab/><text:tab/>( 6010 , '2021-02-19' , 2 , 2, 2, 2),<text:line-break/> <text:s text:c="31"/>( 12020 , '2021-03-21' , 3 , 3<text:tab/>, 3<text:tab/>, 3),<text:line-break/> <text:s text:c="31"/>( 9000 , '2021-04-04' , 4, 4 , 4, 4),<text:line-break/> <text:s text:c="31"/>( 53 , '2021-02-19' , 2 , 5<text:tab/>, 5<text:tab/>, 5),<text:line-break/> <text:s text:c="31"/>( 49 , '2021-06-10',1 , 6, 6, 6),<text:line-break/> <text:s text:c="31"/>(11, '2021-07-11',2, 7, 7, 7),<text:line-break/> <text:s text:c="31"/>(80, '2021-08-20',3, 8, 8, 8),<text:line-break/> <text:s text:c="31"/>(120, '2021-06-06',4, 9, 9, 9),<text:line-break/> <text:s text:c="31"/>(150, '2021-05-06',1, 10, 10, 10),<text:line-break/> <text:s text:c="31"/>(500, '2021-09-16',2, 11, 11, 11),<text:line-break/> <text:s text:c="31"/>(9070, '2021-05-02',3, 12, 12, 12),<text:line-break/> <text:s text:c="31"/>(25, '2021-01-04',4, 13, 13, 13),<text:line-break/> <text:s text:c="31"/>(39, '2021-05-22',4, 14, 14, 1);<text:line-break/> <text:s text:c="31"/><text:line-break/> <text:s text:c="3"/></text:p>
      <text:p text:style-name="P8"/>
      <text:p text:style-name="P8"><text:soft-page-break/></text:p>
      <text:p text:style-name="P16">select e.idEndereco, c.idCliente, c.Nome from endereco as e inner join cliente as c where e.idEndereco = c.idCliente ;</text:p>
      <text:p text:style-name="P8"/>
      <text:p text:style-name="P8"/>
      <text:p text:style-name="P6"><text:span text:style-name="Strong_20_Emphasis"><text:span text:style-name="T5">Algumas das perguntas que podes fazer para embasar as queries SQL:</text:span></text:span></text:p>
      <text:list xml:id="list2220556293" text:style-name="L1">
        <text:list-item>
          <text:p text:style-name="P3">Quantos pedidos foram feitos por cada cliente?</text:p>
          <text:p text:style-name="P3">select c.idCliente ,count(p.Cliente_idCliente) as count from pedido as p inner join cliente as c on p.Cliente_idCliente = c.idCliente group by p.Cliente_idCliente ;</text:p>
          <text:p text:style-name="P3"/>
        </text:list-item>
        <text:list-item>
          <text:p text:style-name="P4">Algum vendedor também é fornecedor?</text:p>
          <text:p text:style-name="P5">Não tenho dados de VENDEDOR então usei cliente.</text:p>
          <text:p text:style-name="P2">select c.idCliente , f.CNPJ <text:s/>from fornecedor as f inner join cliente as c on f.CNPJ = c.codCliente;</text:p>
          <text:p text:style-name="P2"/>
        </text:list-item>
        <text:list-item>
          <text:p text:style-name="P4">Relação de produtos fornecedores e estoques;</text:p>
          <text:p text:style-name="P4">select <text:s/>f.RazaoSocial , <text:s text:c="2"/>p.Nome, e.Local<text:line-break/>from produto as p inner join disponibilidadeprodutofornecedor as dpf on dpf.Produto_idProduto = p.idProduto<text:line-break/> <text:s text:c="16"/>inner join fornecedor as f on dpf.Fornecedor_idFornecedor = <text:s/>f.idFornecedor<text:line-break/> <text:s text:c="16"/>inner join produtoemestoque as pe on pe.Produto_idProduto = p.idProduto<text:line-break/> <text:s text:c="16"/>inner join estoque as e on pe.Estoque_idEstoque = e.idEstoque<text:line-break/> <text:s text:c="16"/>group by <text:s text:c="2"/>f.RazaoSocial , <text:s text:c="2"/>p.Nome , e.Local<text:line-break/> <text:s text:c="16"/>;</text:p>
          <text:p text:style-name="P4"/>
        </text:list-item>
        <text:list-item>
          <text:p text:style-name="P2">Relação de nomes dos fornecedores e nomes dos produtos;</text:p>
        </text:list-item>
      </text:list>
      <text:p text:style-name="P1"><text:tab/>select <text:s/>f.RazaoSocial , <text:s text:c="2"/>p.Nome<text:line-break/>from produto as p inner join disponibilidadeprodutofornecedor as dpf on dpf.Produto_idProduto = p.idProduto<text:line-break/> <text:s text:c="16"/>inner join fornecedor as f on dpf.Fornecedor_idFornecedor = <text:s/>f.idFornecedor<text:line-break/> <text:s text:c="16"/>group by <text:s text:c="2"/>f.RazaoSocial , <text:s text:c="2"/>p.Nome<text:line-break/> <text:s text:c="16"/>;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/>
      <text:p text:style-name="P15">select c.IdCliente ,count(p.idPeido) as count from pedido as p inner join cliente as c on p.idc = c.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ans" svg:font-family="Open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22-09-24T23:59:19.662000000</dc:date>
    <meta:editing-duration>PT4H28M19S</meta:editing-duration>
    <meta:editing-cycles>46</meta:editing-cycles>
    <meta:document-statistic meta:table-count="0" meta:image-count="0" meta:object-count="0" meta:page-count="14" meta:paragraph-count="33" meta:word-count="2382" meta:character-count="20929" meta:non-whitespace-character-count="16738"/>
  </office:meta>
</office:document-meta>
</file>